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6caf1" officeooo:paragraph-rsid="00e6caf1"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7f3c0" officeooo:paragraph-rsid="00e7f3c0" style:font-size-asian="12pt" style:font-style-asian="normal" style:font-weight-asian="normal" style:font-name-complex="B Nazanin" style:font-size-complex="12pt" style:font-style-complex="normal" style:font-weight-complex="normal"/>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8c3ff" officeooo:paragraph-rsid="00e8c3ff" style:font-size-asian="12pt" style:font-style-asian="normal" style:font-weight-asian="normal" style:font-name-complex="B Nazanin" style:font-size-complex="12pt" style:font-style-complex="normal" style:font-weight-complex="normal"/>
    </style:style>
    <style:style style:name="P4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1fb6" officeooo:paragraph-rsid="00e91fb6" style:font-size-asian="12pt" style:font-style-asian="normal" style:font-weight-asian="normal" style:font-name-complex="B Nazanin" style:font-size-complex="12pt" style:font-style-complex="normal" style:font-weight-complex="normal"/>
    </style:style>
    <style:style style:name="P4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a411a" officeooo:paragraph-rsid="00eb1a9a" style:font-size-asian="12pt" style:font-style-asian="normal" style:font-weight-asian="normal" style:font-name-complex="B Nazanin" style:font-size-complex="12pt" style:font-style-complex="normal" style:font-weight-complex="normal"/>
    </style:style>
    <style:style style:name="P5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b1a9a" officeooo:paragraph-rsid="00eb1a9a" style:font-size-asian="12pt" style:font-style-asian="normal" style:font-weight-asian="normal" style:font-name-complex="B Nazanin" style:font-size-complex="12pt" style:font-style-complex="normal" style:font-weight-complex="normal"/>
    </style:style>
    <style:style style:name="P5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d869b" officeooo:paragraph-rsid="00ed869b" style:font-size-asian="12pt" style:font-style-asian="normal" style:font-weight-asian="normal" style:font-name-complex="B Nazanin" style:font-size-complex="12pt" style:font-style-complex="normal" style:font-weight-complex="normal"/>
    </style:style>
    <style:style style:name="P5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e710f" officeooo:paragraph-rsid="00ee710f" style:font-size-asian="12pt" style:font-style-asian="normal" style:font-weight-asian="normal" style:font-name-complex="B Nazanin" style:font-size-complex="12pt" style:font-style-complex="normal" style:font-weight-complex="normal"/>
    </style:style>
    <style:style style:name="P5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2c963" officeooo:paragraph-rsid="00f2c963" style:font-size-asian="12pt" style:font-style-asian="normal" style:font-weight-asian="normal" style:font-name-complex="B Nazanin" style:font-size-complex="12pt" style:font-style-complex="normal" style:font-weight-complex="normal"/>
    </style:style>
    <style:style style:name="P5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2721" officeooo:paragraph-rsid="00f32721" style:font-size-asian="12pt" style:font-style-asian="normal" style:font-weight-asian="normal" style:font-name-complex="B Nazanin" style:font-size-complex="12pt" style:font-style-complex="normal" style:font-weight-complex="normal"/>
    </style:style>
    <style:style style:name="P5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feb4" officeooo:paragraph-rsid="00f3feb4" style:font-size-asian="12pt" style:font-style-asian="normal" style:font-weight-asian="normal" style:font-name-complex="B Nazanin" style:font-size-complex="12pt" style:font-style-complex="normal" style:font-weight-complex="normal"/>
    </style:style>
    <style:style style:name="P5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4c7b3" officeooo:paragraph-rsid="00f4c7b3" style:font-size-asian="12pt" style:font-style-asian="normal" style:font-weight-asian="normal" style:font-name-complex="B Nazanin" style:font-size-complex="12pt" style:font-style-complex="normal" style:font-weight-complex="normal"/>
    </style:style>
    <style:style style:name="P5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5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7b9dc" style:font-size-asian="12pt" style:font-style-asian="normal" style:font-weight-asian="normal" style:font-name-complex="B Nazanin" style:font-size-complex="12pt" style:font-style-complex="normal" style:font-weight-complex="normal"/>
    </style:style>
    <style:style style:name="P6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887ae" style:font-size-asian="12pt" style:font-style-asian="normal" style:font-weight-asian="normal" style:font-name-complex="B Nazanin" style:font-size-complex="12pt" style:font-style-complex="normal" style:font-weight-complex="normal"/>
    </style:style>
    <style:style style:name="P61"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f616f1" officeooo:paragraph-rsid="00f887ae" style:font-size-asian="12pt" style:font-style-asian="normal" style:font-weight-asian="normal" style:font-name-complex="B Nazanin" style:font-size-complex="12pt" style:font-style-complex="normal" style:font-weight-complex="normal"/>
    </style:style>
    <style:style style:name="P6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6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6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P67"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e6caf1" officeooo:paragraph-rsid="00e6caf1" style:font-size-asian="12pt" style:font-style-asian="normal" style:font-weight-asian="bold" style:font-name-complex="B Nazanin" style:font-size-complex="12pt" style:font-style-complex="normal" style:font-weight-complex="bold"/>
    </style:style>
    <style:style style:name="P68" style:family="paragraph" style:parent-style-name="Standard">
      <style:paragraph-properties fo:line-height="200%" fo:text-align="end" style:justify-single-word="false" fo:break-before="page" style:writing-mode="rl-tb"/>
      <style:text-properties style:font-name="B Nazanin" fo:font-size="12pt" fo:font-style="normal" style:text-underline-style="solid" style:text-underline-width="auto" style:text-underline-color="font-color" fo:font-weight="bold" officeooo:rsid="00f2c963" officeooo:paragraph-rsid="00f2c963"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officeooo:rsid="00aba5ae"/>
    </style:style>
    <style:style style:name="T4" style:family="text">
      <style:text-properties officeooo:rsid="00abbc43"/>
    </style:style>
    <style:style style:name="T5" style:family="text">
      <style:text-properties officeooo:rsid="00ac84bb"/>
    </style:style>
    <style:style style:name="T6" style:family="text">
      <style:text-properties officeooo:rsid="00b18547"/>
    </style:style>
    <style:style style:name="T7" style:family="text">
      <style:text-properties officeooo:rsid="00b540dd"/>
    </style:style>
    <style:style style:name="T8" style:family="text">
      <style:text-properties officeooo:rsid="00ba4a67"/>
    </style:style>
    <style:style style:name="T9" style:family="text">
      <style:text-properties officeooo:rsid="00bee387"/>
    </style:style>
    <style:style style:name="T10" style:family="text">
      <style:text-properties officeooo:rsid="00c373a6"/>
    </style:style>
    <style:style style:name="T11" style:family="text">
      <style:text-properties officeooo:rsid="00c50b41"/>
    </style:style>
    <style:style style:name="T12" style:family="text">
      <style:text-properties officeooo:rsid="00c8e430"/>
    </style:style>
    <style:style style:name="T13" style:family="text">
      <style:text-properties officeooo:rsid="00cedd25"/>
    </style:style>
    <style:style style:name="T14" style:family="text">
      <style:text-properties officeooo:rsid="00d6f828"/>
    </style:style>
    <style:style style:name="T15" style:family="text">
      <style:text-properties officeooo:rsid="00d90205"/>
    </style:style>
    <style:style style:name="T16" style:family="text">
      <style:text-properties officeooo:rsid="00df8f18"/>
    </style:style>
    <style:style style:name="T17" style:family="text">
      <style:text-properties officeooo:rsid="00e34c8d"/>
    </style:style>
    <style:style style:name="T18" style:family="text">
      <style:text-properties fo:font-weight="normal" style:font-weight-asian="normal" style:font-weight-complex="normal"/>
    </style:style>
    <style:style style:name="T19" style:family="text">
      <style:text-properties fo:font-weight="normal" officeooo:rsid="00d90205" style:font-weight-asian="normal" style:font-weight-complex="normal"/>
    </style:style>
    <style:style style:name="T20" style:family="text">
      <style:text-properties officeooo:rsid="00ed06bb"/>
    </style:style>
    <style:style style:name="T21" style:family="text">
      <style:text-properties officeooo:rsid="00f2c963"/>
    </style:style>
    <style:style style:name="T22" style:family="text">
      <style:text-properties officeooo:rsid="00f616f1"/>
    </style:style>
    <style:style style:name="T23" style:family="text">
      <style:text-properties officeooo:rsid="00f7b9dc"/>
    </style:style>
    <style:style style:name="T24" style:family="text">
      <style:text-properties officeooo:rsid="00f887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4">غذایی و دشواری نگهداری، حفظ کیفیت و ارزش مواد غذایی، اهمیت به‌سزایی دارد. </text:span><text:span text:style-name="T5">همچنین در صنایع غذایی، حجم عظیمی «آب» مصرف می‌شود و تأمین غذای جامعه را مشکل‌تر می‌کند.</text:span></text:p>
      <text:p text:style-name="P2">خوب است بدانیم صفحه ۵۱؛ الف) <text:span text:style-name="T3">ــــــ </text:span>و دردرجه دوم <text:span text:style-name="T3">ــــــ </text:span>و <text:span text:style-name="T3">ــــــ</text:span></text:p>
      <text:p text:style-name="P2">ب) با حذف خوراکی‌های غیر ضروری (مانند چیپس، پفک، نوشابه) تاحدی امکان تأمین هزینه مصرف انواع <text:span text:style-name="T3">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6">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3">ــــــ </text:span>مورد نیاز برای ماهیچه‌ها، ارسال پیام‌های عصبی، جابه‌جایی یون‌ها و مولکول‌ها از دیواره هر یاخته را تأمین می‌کند.</text:p>
      <text:p text:style-name="P5">۲) <text:span text:style-name="T3">ــــــ </text:span>اولیه برای ساخت و رشد بخش‌های مختلف بدن را فراهم می‌کند. (بخش عمده <text:span text:style-name="T3">ــــــ </text:span>، <text:span text:style-name="T3">ــــــ <text:s/></text:span><text:span text:style-name="T6">و </text:span><text:span text:style-name="T3">ــــــ </text:span><text:span text:style-name="T6">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7">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65">«غذا، ماده و انرژی»</text:p>
      <text:p text:style-name="P8">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9">دمای یک ماده، از چه خبر می‌دهد؟</text:p>
      <text:p text:style-name="P9">دما: کمیتی که میزان ــــــ و ــــــ اجسام را نشان می‌دهد.</text:p>
      <text:p text:style-name="P9">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9">جنبش نامنظم ذره‌ها: گاز<text:tab/>مایع<text:tab/>جامد<text:tab/>/<text:tab/>آب گرم<text:tab/><text:tab/>آب سرد</text:p>
      <text:p text:style-name="P9">دمای بالاتر ← میانگین ــــــ حرکت ذرات بیشتر ← میانگین انرژی ــــــ ذرات بیشتر</text:p>
      <text:p text:style-name="P10">یعنی: دمای ماده؛ معیاری برای توصیف <text:span text:style-name="T7">ــــــ </text:span>تندی و <text:span text:style-name="T7">ــــــ </text:span>انرژی جنبشی ذره‌های سازنده ماده است.</text:p>
      <text:p text:style-name="P11">یکای رایج دما، درجه <text:span text:style-name="T7">ــــــ </text:span>(<text:tab/><text:tab/>) اما یکای دما در SI، <text:span text:style-name="T7">ــــــ </text:span>(<text:tab/>) است.</text:p>
      <text:p text:style-name="P11">ارزش دمایی ۱ درجه سانتی‌گراد برابر ۱ کلوین <text:span text:style-name="T7">ــــــ .</text:span></text:p>
      <text:p text:style-name="P12">لذا در فرآیند‌هایی که دما تغییر می‌کند، $\Delta\theta$<text:tab/><text:tab/>$\Delta T است.$</text:p>
      <text:p text:style-name="P13">با هم بیندیشیم صفحه ۵۵: ۱- الف) شکل A نمونه‌ای از هوا را در ــــــ نشان می‌دهد.</text:p>
      <text:p text:style-name="P13">۱- ب) شکل B، نمونه‌ای از هوا را در یک روز ــــــ نشان می‌دهد.</text:p>
      <text:p text:style-name="P13">۱- پ) اگر مجموع انرژی جنبشی ذره‌های سازنده یک نمونه ماده، هم‌ارز با انرژی گرمایی آن باشد؛</text:p>
      <text:p text:style-name="P13">انرژی گرمایی ــــــ بیشتر بوده زیرا ــــــ آن بیشتر است.</text:p>
      <text:p text:style-name="P14">با هم بیندیشیم صفحه ۵۵: ۲- الف) میانگین تندی مولکول‌ها در ظرف A <text:tab/>ظرف B</text:p>
      <text:p text:style-name="P15">۲- ب) انرژی گرمایی ظرف A <text:tab/>ظرف B (چون <text:span text:style-name="T8">ــــــ ــــــ </text:span>آن بیشتر است.)</text:p>
      <text:p text:style-name="P16">با هم بیندیشیم ۱<text:tab/>ــــــ یکسان، دمای ــــــ متفاوت ← انرژی گرمایی متفاوت</text:p>
      <text:p text:style-name="P16">با هم بینیشیم ۲<text:tab/>ــــــ یکسان، ــــــ ــــــ متفاوت ← انرژی گرمایی متفاوت</text:p>
      <text:p text:style-name="P17">نتیجه: انرژی گرمایی یک نمونه ماده، هم به <text:span text:style-name="T9">ــــــ </text:span>و هم به <text:span text:style-name="T9">ــــــ ــــــ </text:span>بستگی دارد.</text:p>
      <text:p text:style-name="P18">تذکر: چون کار کردن «تعداد ذرات»، آسان نیست می‌توان به جای آن، <text:span text:style-name="T9">ــــــ </text:span>ماده را در نظر گرفت. چنانکه در فیزیک نیز، انرژی جنبشی از رابطه <text:span text:style-name="T9">ــــــ </text:span>به دست می‌آید.</text:p>
      <text:p text:style-name="P19">تهیه غذا آب‌پز، تجربه تفاوت «گرما» و «دما»</text:p>
      <text:p text:style-name="P19">گرما، صورتی از <text:span text:style-name="T9">ــــــ </text:span>و یکای آن در SI، <text:span text:style-name="T9">ــــــ </text:span>(<text:span text:style-name="T9">ــــــ</text:span>) است. (<text:tab/>1 <text:span text:style-name="T9">ــــــ </text:span>= 1 $Kgm^2.s^{-2}$)</text:p>
      <text:p text:style-name="P20">از یکای ــــــ (ــــــ) نیز برای بیان مقدار گرما در پزشکی و زیست‌شناسی و علم تغزیه استفاده می‌شود.</text:p>
      <text:p text:style-name="P20">تعریف ژول:</text:p>
      <text:p text:style-name="P20">تعریف کالری:</text:p>
      <text:p text:style-name="P21">ــــــ <text:span text:style-name="T11">cal = </text:span>ــــــ <text:span text:style-name="T11">J</text:span></text:p>
      <text:p text:style-name="P22">انرژی گرمایی: <text:span text:style-name="T10">ــــــ </text:span>انرژی‌های جنبشی ذرات ماده / دما: <text:span text:style-name="T10">ــــــ </text:span>انرژی جنبشی ذرات ماده</text:p>
      <text:p text:style-name="P23">انرژی گرمایی و دما، از ویژگی‌های یک «نمونه ماده» است/نیست و می‌تواند/نمی‌تواند برای توصیف آن «ماده» به کار رود.</text:p>
      <text:p text:style-name="P66">«گرما»</text:p>
      <text:p text:style-name="P24">صورتی از <text:span text:style-name="T10">ــــــ </text:span>است، که از جسم با <text:span text:style-name="T10">ــــــ </text:span>بالاتر، به جسم با <text:span text:style-name="T10">ــــــ </text:span>پایین‌تر منتقل می‌شود. <text:span text:style-name="T12">داد و ستد گرما، می‌‌تواند موجب تغییر </text:span><text:span text:style-name="T10">ــــــ </text:span><text:span text:style-name="T12">مواد شود.</text:span></text:p>
      <text:p text:style-name="P25">گرما، از ویژگی‌های یک «نمونه ماده» <text:span text:style-name="T10">ــــــ </text:span>و <text:span text:style-name="T10">ــــــ </text:span>برای توصیف آن «ماده» به کار رود.</text:p>
      <text:p text:style-name="P26">گرما، از ویژگی‌های یک « <text:span text:style-name="T10">ــــــ </text:span>» است، و می‌تواند برای توصیف آن « <text:span text:style-name="T10">ــــــ </text:span>» به کار رود.</text:p>
      <text:p text:style-name="P26">هنگامی که به <text:span text:style-name="T1">۲</text:span> ماده، گرمای یکسان داده شود، لزوماً به یک اندازه <text:span text:style-name="T10">ــــــ </text:span>نمی‌شوند.</text:p>
      <text:p text:style-name="P26">یعنی: دادن گرمای یکسان به دو ماده، لزوما/حتما تغییر دمای یکسانی را موجب می‌شود/نمی‌شود.</text:p>
      <text:p text:style-name="P27">مثال: اگر بخواهیم دمای آب و روغن زیتون* (با جرم برابر) به یک اندازه بالا رود، باید به آب، گرمای <text:span text:style-name="T10">ــــــ </text:span>بدهیم.</text:p>
      <text:p text:style-name="P28">* الگوی ساختاری «روغن‌ها» با «چربی‌ها» یکسان است اما تفاوت‌هایی در ساختار دارند ( مانند پیوند دوگانه بیشتر در ساختار زنجیر کربنی <text:span text:style-name="T10">ــــــ </text:span>) <text:span text:style-name="T13">که موجب تفاوت در </text:span><text:span text:style-name="T10">ــــــ </text:span><text:span text:style-name="T13">و </text:span><text:span text:style-name="T10">ــــــ </text:span><text:span text:style-name="T13">آن‌ها می‌شود. چنانکه روغن‌ها در دمای عادی، </text:span><text:span text:style-name="T10">ــــــ </text:span><text:span text:style-name="T13">و چربی‌ها </text:span><text:span text:style-name="T10">ــــــ </text:span><text:span text:style-name="T13">هستند.</text:span></text:p>
      <text:p text:style-name="P30">با هم بیندیشیم صفحه ۵۷: الف) چون <text:span text:style-name="T10">ــــــ ــــــ </text:span>موجود در نمونه آب، بسیار <text:span text:style-name="T10">ــــــ </text:span>از روغن زیتون است.</text:p>
      <text:p text:style-name="P29">دلیل: موادی چون آب و اتانول، به دلیل وجود <text:span text:style-name="T10">ــــــ ــــــ </text:span>بین مولکول‌های خود، گرمای ویژه بالایی دارند*. (جدول ۱ صفحه <text:span text:style-name="T1">۵۸</text:span>).</text:p>
      <text:p text:style-name="P31">دمای آب و روغن زیتون، به یک اندازه زیاد <text:span text:style-name="T10">ــــــ </text:span>است. برای افزایش دمای آب به میزان ۵۰ درجه سانتی‌گراد، (نسبت به روغن زیتون) گرمای <text:span text:style-name="T10">ــــــ </text:span>جذب شده، پس انرژی گرمایی ظرف محتوی آب، <text:span text:style-name="T10">ــــــ </text:span>است و تخم مرغ، گرمای <text:span text:style-name="T10">ــــــ </text:span>دریافت می‌کند.</text:p>
      <text:p text:style-name="P32">ب) ظرفیت گرمایی (C): <text:span text:style-name="T10">ــــــ </text:span>لازم برای افرایش <text:span text:style-name="T10">ــــــ </text:span>ماده به اندازه <text:span text:style-name="T10">ــــــ </text:span>درجه <text:span text:style-name="T10">ــــــ </text:span><text:span text:style-name="T14">( یا </text:span><text:span text:style-name="T2">۱</text:span><text:span text:style-name="T14"> </text:span><text:span text:style-name="T10">ــــــ </text:span><text:span text:style-name="T14">)</text:span></text:p>
      <text:p text:style-name="P33">$QC\Delta\theta$</text:p>
      <text:p text:style-name="P34">ب)</text:p>
      <text:p text:style-name="P33">$C=\frac{Q}{\Delta\theta}$ → (یکای C: <text:span text:style-name="T10">ــــــ . ــــــ </text:span>) $C_{H_2O}=\frac{\qquad J}{\qquad K(\qquad I.K^{-1})}$<text:tab/><text:tab/><text:tab/>$C_{oh oil}=\frac{\qquad J}{\qquad K(\qquad I.K<text:span text:style-name="T15">^</text:span>{-1})}$</text:p>
      <text:p text:style-name="P35">پ) بستگی دارد به ← ــــــ ماده و ــــــ ماده (به خاطر تفاوت در نوع ــــــ یا نیرو‌های ــــــ ــــــ )</text:p>
      <text:p text:style-name="P35">&gt; هرچه ــــــ ماده بیشتر باشد، برای رساندن آن به دمای مشخص، ــــــ بیشتری لازم است.</text:p>
      <text:p text:style-name="P35">ت) گرمای ویژه (c): ظرفیت گرمایی ــــــ ــــــ ماده</text:p>
      <text:p text:style-name="P36">$Q=mc\Delta\theta$</text:p>
      <text:p text:style-name="P36">$c=\frac{Q}{m\Delta\theta}$ → یکای c: ( ــــــ . ــــــ . ــــــ )</text:p>
      <text:p text:style-name="P36">$C_{H_2O}=\frac{\qquad}{\qquad}=ــــــ ( \qquad\qquad )\qquad C_{ol.oil}=\frac{\qquad}{\qquad}=ــــــ (\qquad\qquad)$</text:p>
      <text:p text:style-name="P35">ث) رابطه C با c:</text:p>
      <text:p text:style-name="P35">ظرفیت گرمایی؛ از ویژگی‌های نمونه ماده ــــــ و می‌تواند/نمی‌تواند برای توصیف آن ماده به کار رود.</text:p>
      <text:p text:style-name="P37">گرمای ویژه؛ از ویژگی‌های یک نمونه ماده <text:span text:style-name="T15">ــــــ </text:span>و <text:span text:style-name="T15">ــــــ </text:span>برای توصیف آن ماده به کار می‌رود.</text:p>
      <text:p text:style-name="P38">ظرفیت گرمایی، به نوع ماده بستگی <text:span text:style-name="T15">ــــــ </text:span>و به مقدار ماده بستگی <text:span text:style-name="T15">ــــــ .</text:span></text:p>
      <text:p text:style-name="P38">گرمای ویژه، به نوع ماده بستگی <text:span text:style-name="T15">ــــــ </text:span>و به مقدار ماده بستگی <text:span text:style-name="T15">ــــــ .</text:span></text:p>
      <text:p text:style-name="P39">خود را بیازمایید صفحه ۵۸:</text:p>
      <text:p text:style-name="P40">۱- <text:span text:style-name="T15">ــــــ </text:span>می‌یابد. با‌گذشت زمان، چای، همه/بخشی از انرژی گرمایی خود را به‌/از محیط می‌دهد/می‌گیرد <text:span text:style-name="T16">پس </text:span><text:span text:style-name="T15">ــــــ </text:span><text:span text:style-name="T16">و </text:span><text:span text:style-name="T15">ــــــ </text:span><text:span text:style-name="T16">انرژی جنبشی ذرات آن، </text:span><text:span text:style-name="T15">ــــــ </text:span><text:span text:style-name="T16">می‌یابد. (کاهش </text:span><text:span text:style-name="T15">ــــــ ــــــ </text:span><text:span text:style-name="T16">و </text:span><text:span text:style-name="T15">ــــــ </text:span><text:span text:style-name="T16">نمونه)</text:span></text:p>
      <text:p text:style-name="P41">دلیل: گرما، از جایی که <text:span text:style-name="T15">ــــــ </text:span>تر است (دمای <text:span text:style-name="T15">ــــــ</text:span>) به جایی که <text:span text:style-name="T15">ــــــ </text:span>است (دمای <text:span text:style-name="T15">ــــــ</text:span>) حرکت می‌کند. <text:span text:style-name="T17">دمای چای ( ) از دمای محیط ( ) </text:span><text:span text:style-name="T15">ــــــ </text:span><text:span text:style-name="T17">است و با </text:span><text:span text:style-name="T15">ــــــ </text:span><text:span text:style-name="T17">انرژی گرمایی، با آن «</text:span><text:span text:style-name="T15">ــــــ ــــــ</text:span><text:span text:style-name="T17">» می‌شود.</text:span></text:p>
      <text:p text:style-name="P42">۲- گرما را می‌توان هم‌ارز با آن مقدار انرژی گرمایی/دمایی داشت که به دلیل تفاوت در انرژی گرمایی/دما جاری می‌شود.</text:p>
      <text:p text:style-name="P43">۳- ماده اصلی تشکیل‌دهنده هر دو، <text:span text:style-name="T15">ــــــ </text:span>است، پس به مقدار <text:span text:style-name="T15">ــــــ </text:span>موجود در آن‌ها توجه می‌کنیم. نان، <text:span text:style-name="T15">ــــــ </text:span>کمتری دارد، چون <text:span text:style-name="T15">ــــــ </text:span>شده است، پس <text:span text:style-name="T15">ــــــ </text:span>با محیط هم‌دما می‌شود. نتیجه:</text:p>
      <text:p text:style-name="P67">«آهنگ» تغییر دمای مواد مختلف (مبادله <text:span text:style-name="T19">ــــــ </text:span><text:span text:style-name="T18">با </text:span><text:span text:style-name="T19">ــــــ</text:span><text:span text:style-name="T18">) یکسان </text:span><text:span text:style-name="T19">ــــــ .</text:span></text:p>
      <text:p text:style-name="P44">نکته: هنگام مبادله گرما بین دو «ماده»؛ (اگر از هدر رفت یا اتلاف گرما چشم‌پوشی کنیم) مقدارگرمایی که ماده با دمای <text:span text:style-name="T15">ــــــ </text:span>است می‌دهد،<text:tab/><text:tab/>$|Q_A| = |Q_B|$</text:p>
      <text:p text:style-name="P44">برابر با مقدار گرمایی است که ماده با دمای <text:span text:style-name="T15">ــــــ </text:span>می‌گیرد.</text:p>
      <text:p text:style-name="P44">یعنی قدر مطلق <text:span text:style-name="T15">ــــــ </text:span>مبادله شده در آن دو، <text:span text:style-name="T15">ــــــ </text:span>است.</text:p>
      <text:p text:style-name="P45">تمرین ۱: جسم A به جرم 100g و دمای 100 درجه سانتی‌گراد را در تماس با جسم B به جرم 200g و دمای ۲۰۰ درجه سانتی‌گراد قرار می‌دهیم تا «هم دما» شوند. A و B در چه دمایی، هم‌دما می‌شوند؟ (بر حسب درجه سانتی‌گراد) (المپیاد شیمی ۸۶)</text:p>
      <text:p text:style-name="P46">۱) ۱۸۰<text:tab/><text:tab/>۲) ۱۶۰<text:tab/><text:tab/>۳) ۱۵۰<text:tab/><text:tab/>۴) ۱۴۵</text:p>
      <text:p text:style-name="P47">$C_A=10(J.g^{-1}.\degree C^{-1})\qquad C_B=20(J.g^{-1}.\degree C^{-1})$</text:p>
      <text:p text:style-name="P48">راه اول:</text:p>
      <text:p text:style-name="P47">$|Q_A|=|Q_B|$</text:p>
      <text:p text:style-name="P49">راه دوم <text:span text:style-name="T20">(هنگام تغییر فاز قابل استفاده نیست.)</text:span></text:p>
      <text:p text:style-name="P50">(تتا تعادلی رو تو بنویس) = $\frac{m_1c_1\theta_1 + m_2c_2\theta_2}{m_1c_1 + m_2c_2} = \frac{\sum{(mc\theta)}}{\sum{mc}}$</text:p>
      <text:p text:style-name="P51">تمرین ۲: به آلیاژی از تیتانیم و نیکل به جرم ۴.۲ گرم، مقدار ۲۱ ژول گرما دادیم و دمای آن 10\degree C افزایش یافت. به تقریب، چند درصد جرم این آلیاژ را نیکل تشکیل داده است؟</text:p>
      <text:p text:style-name="P52">C_{Ni}=0.45(J.g^{-1}.\degree C^{-1})</text:p>
      <text:p text:style-name="P52">C_{Ti}=0.5(J.g^{-1}.\degree C^{-1})</text:p>
      <text:p text:style-name="P53">۱) ۳۷.۶<text:tab/><text:tab/>۲) ۴۹.۲<text:tab/><text:tab/>۳) ۲۸.۶<text:tab/><text:tab/>۴) ۷۱.۵</text:p>
      <text:p text:style-name="P53"/>
      <text:p text:style-name="P68">جاری شدن انرژی گرمایی</text:p>
      <text:p text:style-name="P54">«بررسی کیفی و کمی انرژی مبادله شده بین سامانه و محیط»</text:p>
      <text:p text:style-name="P54">سامانه: بخشی از جهان، که ـــــ ـــــ را در آن بررسی می‌کنیم.</text:p>
      <text:p text:style-name="P54">محیط: هرچه ـــــ سامانه وجود دارد.</text:p>
      <text:p text:style-name="P55">مثال: بررسی مبادله گرما بین یک لیوان آب و محیط:</text:p>
      <text:p text:style-name="P55">( معمولاً سامانه با مرز‌های مشخصی از محیط جدا می‌شود. )</text:p>
      <text:p text:style-name="P56">فرآیند جاری شدن انرژی:</text:p>
      <text:p text:style-name="P56">۱- نا هم دما: ( نمودار ۲ صفحه ۵۹ )</text:p>
      <text:p text:style-name="P56">۲- هم دما</text:p>
      <text:p text:style-name="P56">تمرین) مبادلات انرژی را هنگام مصرف بستنی با دمای 0\degree C تا هضم آن را بررسی کنید.</text:p>
      <text:p text:style-name="P57">فرآیند گرماده</text:p>
      <text:p text:style-name="P57">در شرایط هم‌دما ( \Delta\theta = 0 )</text:p>
      <text:p text:style-name="P57">جاری شدن انرژی از <text:span text:style-name="T21">ـــــ </text:span>به <text:span text:style-name="T21">ـــــ </text:span>واکنش یا فرآیند، برای انجام شدن، گرما می‌<text:span text:style-name="T21">ـــــ</text:span></text:p>
      <text:p text:style-name="P57">سطح انرژی طرف دوم <text:tab/><text:tab/>سطح انرژی طرف اول</text:p>
      <text:p text:style-name="P58">Q<text:tab/>۰</text:p>
      <text:p text:style-name="P58">نماد Q در طرف ــــــ نوشته می‌شود:</text:p>
      <text:p text:style-name="P58">واکنش گرماده:</text:p>
      <text:p text:style-name="P62">\ce{H2 + Cl2 -&gt; 2HCl}</text:p>
      <text:p text:style-name="P58">فرآیند گرماده:</text:p>
      <text:p text:style-name="P62">\ce{H2O(l) -&gt; H2O(s)}</text:p>
      <text:p text:style-name="P59">ــــــ <text:span text:style-name="T23">سطح انرژی سامانه</text:span></text:p>
      <text:p text:style-name="P63">فرآیند گرماگیر</text:p>
      <text:p text:style-name="P63">در شرایط هم‌دما ( \Delta\theta = 0 )</text:p>
      <text:p text:style-name="P63">جاری شدن انرژی از <text:span text:style-name="T22">ــــــ </text:span>به <text:span text:style-name="T22">ــــــ </text:span>واکنش یا فرآیند، برای انجام شدن، گرما می‌<text:span text:style-name="T22">ــــــ</text:span></text:p>
      <text:p text:style-name="P63">سطح انرژی طرف دوم<text:tab/><text:tab/>سطح انرژی طرف اول</text:p>
      <text:p text:style-name="P63">Q<text:tab/>۰</text:p>
      <text:p text:style-name="P63">نماد Q در طرف <text:span text:style-name="T22">ــــــ </text:span>نوشته می‌شود:</text:p>
      <text:p text:style-name="P63">واکنش گرما‌گیر: </text:p>
      <text:p text:style-name="P64"><text:soft-page-break/>\ce{N2O4(g) -&gt; 2NO2(g)}</text:p>
      <text:p text:style-name="P63">فرآیند گرماگیر:</text:p>
      <text:p text:style-name="P64">\ce{H2O(s) -&gt; H2O(l)}</text:p>
      <text:p text:style-name="P60">ــــــ <text:span text:style-name="T24">سطح انرژی سامانه</text:span></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10:37:35.010260764</dc:date>
    <meta:editing-duration>P4DT13H45M6S</meta:editing-duration>
    <meta:editing-cycles>204</meta:editing-cycles>
    <meta:generator>LibreOffice/7.5.5.2$Linux_X86_64 LibreOffice_project/50$Build-2</meta:generator>
    <meta:document-statistic meta:table-count="0" meta:image-count="0" meta:object-count="0" meta:page-count="8" meta:paragraph-count="117" meta:word-count="1689" meta:character-count="8999" meta:non-whitespace-character-count="7408"/>
  </office:meta>
</office:document-meta>
</file>